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55000002A4C55005F3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vertical-pos="middle" style:vertical-rel="pag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width="15.4in" svg:height="9.3902in" draw:z-index="0">
        <draw:image xlink:href="Pictures/1000000000000455000002A4C55005F3.png" xlink:type="simple" xlink:show="embed" xlink:actuate="onLoad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5.4in" fo:page-height="9.4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Hansen</meta:initial-creator>
    <meta:creation-date>2013-11-14T12:18:57.10</meta:creation-date>
    <dc:date>2013-11-14T12:20:09.41</dc:date>
    <dc:creator>Jeremy Hansen</dc:creator>
    <meta:editing-duration>PT1M12S</meta:editing-duration>
    <meta:editing-cycles>1</meta:editing-cycles>
    <meta:generator>OpenOffice.org/3.4.1$Win32 OpenOffice.org_project/341m1$Build-9593</meta:generator>
    <meta:document-statistic meta:table-count="0" meta:image-count="1" meta:object-count="0" meta:page-count="1" meta:paragraph-count="0" meta:word-count="0" meta:character-count="0"/>
  </office:meta>
</office:document-meta>
</file>